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1T16:20:13.36">
            <text:p>2019/11/11 16:20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41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1T16:20:13.47">
            <text:p>2019/11/11 16:2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8)">
            <text:p>sn(41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5">
            <text:p>5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4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6:20:13.94">
            <text:p>2019/11/11 16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95.848cm" draw:caption-point-x="-1.353cm" draw:caption-point-y="2.5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8)">
            <text:p>sn(41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6:20:14.1">
            <text:p>2019/11/11 16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7cm" draw:caption-point-x="-1.353cm" draw:caption-point-y="2.3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41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1T16:20:12.45">
            <text:p>2019/11/11 16:2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1.307cm" draw:caption-point-x="-0.672cm" draw:caption-point-y="0.249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6:20:14.32">
            <text:p>2019/11/11 16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73cm" draw:caption-point-x="-1.353cm" draw:caption-point-y="2.3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8)">
            <text:p>sn(41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6:20:14.41">
            <text:p>2019/11/11 16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7cm" draw:caption-point-x="-1.353cm" draw:caption-point-y="2.3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0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6:20:12.46">
            <text:p>2019/11/11 16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2019/11/11</text:date>, <text:time>18:01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1T18:01:22.02</dc:date>
    <dc:creator>iwabuchi ken</dc:creator>
    <meta:editing-duration>P3DT22H10M55S</meta:editing-duration>
    <meta:editing-cycles>421</meta:editing-cycles>
    <meta:generator>OpenOffice/4.1.3$Win32 OpenOffice.org_project/413m1$Build-9783</meta:generator>
    <meta:document-statistic meta:table-count="8" meta:cell-count="7109" meta:object-count="0"/>
    <meta:user-defined meta:name="sheets-banding"/>
    <meta:user-defined meta:name="sheets-original-selection"/>
  </office:meta>
</office:document-meta>
</file>